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2.609cm"/>
    </style:style>
    <style:style style:name="Tabelle2.B" style:family="table-column">
      <style:table-column-properties style:column-width="3.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5c207" officeooo:paragraph-rsid="01b5c207"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fo:break-before="pag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Liberation Serif" fo:font-size="10pt" fo:font-style="normal" officeooo:rsid="01e03e6a" officeooo:paragraph-rsid="01baa933"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fo:break-before="pag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5" style:family="paragraph" style:parent-style-name="Footnote">
      <style:text-properties style:font-name="Liberation Serif" fo:font-size="11pt" officeooo:paragraph-rsid="01c3b707" style:font-size-asian="11pt" style:font-size-complex="11pt"/>
    </style:style>
    <style:style style:name="P16" style:family="paragraph" style:parent-style-name="Standard" style:list-style-name="L1">
      <style:paragraph-properties fo:margin-left="0.7cm" fo:margin-right="0cm" fo:margin-top="0cm" fo:margin-bottom="0cm" style:contextual-spacing="false" fo:text-align="start" style:justify-single-word="false" fo:text-indent="-0.7cm" style:auto-text-indent="false">
        <style:tab-stops/>
      </style:paragraph-properties>
      <style:text-properties style:font-name="Liberation Serif" fo:font-size="12pt" fo:font-weight="normal" officeooo:rsid="00adaca6" officeooo:paragraph-rsid="01b5c207"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Times New Roman1" fo:font-size="11pt" fo:font-style="normal" officeooo:rsid="006a5658" officeooo:paragraph-rsid="01b5c207" style:font-size-asian="11pt" style:font-style-asian="normal" style:font-size-complex="11pt" style:font-style-complex="normal"/>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b5c207"/>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style:font-name="Liberation Serif" fo:font-size="12pt" fo:font-weight="normal" officeooo:rsid="01922dcb" style:font-size-asian="12pt" style:font-weight-asian="normal" style:font-size-complex="12pt" style:font-weight-complex="normal"/>
    </style:style>
    <style:style style:name="T5" style:family="text">
      <style:text-properties style:font-name="Liberation Serif" fo:font-size="12pt" fo:font-weight="normal" officeooo:rsid="01b5c207" style:font-size-asian="12pt" style:font-weight-asian="normal" style:font-size-complex="12pt" style:font-weight-complex="normal"/>
    </style:style>
    <style:style style:name="T6" style:family="text">
      <style:text-properties fo:font-style="normal" officeooo:rsid="01922dcb" style:font-style-asian="normal" style:font-style-complex="normal"/>
    </style:style>
    <style:style style:name="T7" style:family="text">
      <style:text-properties style:font-name="Courier New"/>
    </style:style>
    <style:style style:name="T8" style:family="text">
      <style:text-properties style:font-name="Courier New" fo:font-style="normal" officeooo:rsid="01922dcb" style:font-style-asian="normal" style:font-style-complex="normal"/>
    </style:style>
    <style:style style:name="T9" style:family="text">
      <style:text-properties style:font-name="Courier New" fo:font-style="normal" fo:font-weight="bold" officeooo:rsid="01922dcb" style:font-style-asian="normal" style:font-weight-asian="bold" style:font-style-complex="normal" style:font-weight-complex="bold"/>
    </style:style>
    <style:style style:name="T10" style:family="text">
      <style:text-properties style:font-name="Courier New" fo:font-style="normal" fo:font-weight="bold" officeooo:rsid="01beaa6f" style:font-style-asian="normal" style:font-weight-asian="bold" style:font-style-complex="normal" style:font-weight-complex="bold"/>
    </style:style>
    <style:style style:name="T11" style:family="text">
      <style:text-properties style:font-name="Courier New" fo:font-weight="bold" style:font-weight-asian="bold" style:font-weight-complex="bold"/>
    </style:style>
    <style:style style:name="T12" style:family="text">
      <style:text-properties officeooo:rsid="00840c47"/>
    </style:style>
    <style:style style:name="T13" style:family="text">
      <style:text-properties fo:font-weight="normal" style:font-weight-asian="normal" style:font-weight-complex="normal"/>
    </style:style>
    <style:style style:name="T14" style:family="text">
      <style:text-properties fo:font-weight="normal" officeooo:rsid="0118ee2a" style:font-weight-asian="normal" style:font-weight-complex="normal"/>
    </style:style>
    <style:style style:name="T15" style:family="text">
      <style:text-properties fo:font-size="11pt" style:font-size-asian="11pt" style:font-size-complex="11pt"/>
    </style:style>
    <style:style style:name="T16" style:family="text">
      <style:text-properties fo:font-size="11pt" officeooo:rsid="01b5c207" style:font-size-asian="11pt" style:font-size-complex="11pt"/>
    </style:style>
    <style:style style:name="T17" style:family="text">
      <style:text-properties fo:font-size="11pt" officeooo:rsid="01c23703" style:font-size-asian="11pt" style:font-size-complex="11pt"/>
    </style:style>
    <style:style style:name="T18" style:family="text">
      <style:text-properties style:font-name="Liberation Serif"/>
    </style:style>
    <style:style style:name="T19" style:family="text">
      <style:text-properties officeooo:rsid="01c2370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schritte zählen</text:p>
      <text:p text:style-name="P6"/>
      <text:p text:style-name="P6">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Ziel ist aber, die Schritte allgemein für eine Liste der Länge n anzugeben.</text:p>
      <text:p text:style-name="P6"/>
      <text:p text:style-name="P6"/>
      <text:p text:style-name="P8">Programmschritte</text:p>
      <text:p text:style-name="P6"/>
      <text:p text:style-name="P6">Ein <text:span text:style-name="T1">einzelner </text:span>„Schritt“ <text:span text:style-name="T1">(also eine elementare Prozessor-Anweisung) </text:span>wird benötigt für</text:p>
      <text:list xml:id="list2642856497" text:style-name="L1">
        <text:list-item>
          <text:p text:style-name="P16"><text:span text:style-name="T6">eine Zuweisung (z.B. </text:span><text:span text:style-name="T8">temp </text:span><text:span text:style-name="T9">=</text:span><text:span text:style-name="T8"> liste[i];</text:span><text:span text:style-name="T6">)</text:span></text:p>
        </text:list-item>
        <text:list-item>
          <text:p text:style-name="P16"><text:span text:style-name="T6">eine Rechnung <text:s/>(z.B. </text:span><text:span text:style-name="T8">i </text:span><text:span text:style-name="T10">+</text:span><text:span text:style-name="T8"> 1</text:span><text:span text:style-name="T6">)</text:span></text:p>
        </text:list-item>
        <text:list-item>
          <text:p text:style-name="P16"><text:span text:style-name="T6">einen Vergleich (z.B. </text:span><text:span text:style-name="T8">if (liste[i] </text:span><text:span text:style-name="T9">&gt;</text:span><text:span text:style-name="T8"> liste[min]) …</text:span><text:span text:style-name="T6">)</text:span></text:p>
        </text:list-item>
      </text:list>
      <text:p text:style-name="P6"/>
      <text:p text:style-name="P6">Eine Zeile <text:span text:style-name="T1">benötigt of</text:span> mehrere Schritte: Die Zeile <text:span text:style-name="T7">liste[i] </text:span><text:span text:style-name="T11">=</text:span><text:span text:style-name="T7"> liste[j</text:span><text:span text:style-name="T11">+</text:span><text:span text:style-name="T7">1];</text:span> enthält <text:span text:style-name="T1">z.B. </text:span>eine Rechnung und eine Zuweisung, also insgesamt zwei Schritte<text:note text:id="ftn1" text:note-class="footnote"><text:note-citation>1</text:note-citation><text:note-body><text:p text:style-name="P15"><text:s text:c="4"/><text:span text:style-name="T1">Die Indizierung liste[i] benötigt auch einen Prozessorbefehl (</text:span><text:span text:style-name="T19">eine </text:span><text:span text:style-name="T1">Addition), aber das vernachlässigen wir</text:span></text:p><text:p text:style-name="P15"><text:span text:style-name="T1"><text:s text:c="6"/>an dieser Stelle.</text:span></text:p></text:note-body></text:note>.</text:p>
      <text:p text:style-name="P6"/>
      <text:p text:style-name="P6"/>
      <text:p text:style-name="P8">Aufgabe</text:p>
      <text:p text:style-name="P6"/>
      <text:p text:style-name="P6">Auf Seite 2 ist der <text:span text:style-name="T1">Quellcode</text:span> für das Verschieben aller Einträge um eine Position nach links sowie für drei Suchverfahren gegeben (nur die Schleifen ohne Methoden-Köpfe).</text:p>
      <text:p text:style-name="P6"/>
      <text:list xml:id="list1138803553" text:style-name="L2">
        <text:list-item>
          <text:p text:style-name="P18"><text:span text:style-name="T4">Zähle, wie viele Schritte jedes Verfahren benötigt, für eine Liste mit 5 bzw. 10 Einträgen<text:line-break/></text:span><text:span text:style-name="T5">Trage deine Ergebnisse in die Tabelle ein.</text:span></text:p>
        </text:list-item>
      </text:list>
      <text:p text:style-name="P7"/>
      <text:list xml:id="list141036129295164" text:continue-numbering="true" text:style-name="L2">
        <text:list-item>
          <text:p text:style-name="P17">Verallgemeinere die Zählung nun für eine Liste mit n Einträgen.</text:p>
        </text:list-item>
      </text:list>
      <text:p text:style-name="P6"/>
      <text:p text:style-name="P6"/>
      <table:table table:name="Tabelle2" table:style-name="Tabelle2">
        <table:table-column table:style-name="Tabelle2.A"/>
        <table:table-column table:style-name="Tabelle2.B" table:number-columns-repeated="4"/>
        <table:table-row table:style-name="TableLine2540141728448">
          <table:table-cell table:style-name="Tabelle2.A1" office:value-type="string">
            <text:p text:style-name="P4">Anzahl </text:p>
            <text:p text:style-name="P4">Elemente</text:p>
          </table:table-cell>
          <table:table-cell table:style-name="Tabelle2.A1" office:value-type="string">
            <text:p text:style-name="P4">Verschieben</text:p>
          </table:table-cell>
          <table:table-cell table:style-name="Tabelle2.A1" office:value-type="string">
            <text:p text:style-name="P4">Bubble Sort</text:p>
            <text:p text:style-name="P4">einfach</text:p>
          </table:table-cell>
          <table:table-cell table:style-name="Tabelle2.A1" office:value-type="string">
            <text:p text:style-name="P4">Bubble Sort</text:p>
            <text:p text:style-name="P4">optimiert</text:p>
          </table:table-cell>
          <table:table-cell table:style-name="Tabelle2.E1" office:value-type="string">
            <text:p text:style-name="P4">Selection Sort</text:p>
          </table:table-cell>
        </table:table-row>
        <table:table-row table:style-name="TableLine2540141726144">
          <table:table-cell table:style-name="Tabelle2.A2" office:value-type="string">
            <text:p text:style-name="P4">5</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style-name="TableLine2540141735072">
          <table:table-cell table:style-name="Tabelle2.A2" office:value-type="string">
            <text:p text:style-name="P4">10</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style-name="TableLine2540141732192">
          <table:table-cell table:style-name="Tabelle2.A2" office:value-type="string">
            <text:p text:style-name="P4">n</text:p>
            <text:p text:style-name="P4">(allgemein)</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
      <text:p text:style-name="P6"/>
      <text:p text:style-name="P14">// 1. Alle Einträge eins nach links schieben</text:p>
      <text:p text:style-name="P12">for (i = 0; i &lt; liste.length – 1; i++) {</text:p>
      <text:p text:style-name="P12"><text:s text:c="4"/>liste[i] = liste[i + 1];</text:p>
      <text:p text:style-name="P12">}</text:p>
      <text:p text:style-name="P12"/>
      <text:p text:style-name="P12"/>
      <text:p text:style-name="P13">// 2. Bubble Sort: einfache Version</text:p>
      <text:p text:style-name="P12">for (i = 0; i &lt; liste.length - 1; i++) {</text:p>
      <text:p text:style-name="P12"><text:s text:c="4"/>for (j = 0; j &lt; liste.length - 1; j++) {</text:p>
      <text:p text:style-name="P12"><text:s text:c="8"/>if (liste[j] &gt; liste[j+1]) {</text:p>
      <text:p text:style-name="P12"><text:s text:c="12"/>temp <text:s text:c="6"/>= liste[j];</text:p>
      <text:p text:style-name="P12"><text:s text:c="12"/>liste[j] <text:s text:c="2"/>= liste[j+1];</text:p>
      <text:p text:style-name="P12"><text:s text:c="12"/>liste[j+1] = temp;</text:p>
      <text:p text:style-name="P12"><text:s text:c="8"/>}</text:p>
      <text:p text:style-name="P12"><text:s text:c="4"/>}</text:p>
      <text:p text:style-name="P12">}</text:p>
      <text:p text:style-name="P12"/>
      <text:p text:style-name="P12"/>
      <text:p text:style-name="P13">// 3. Bubble Sort: optimierte Version</text:p>
      <text:p text:style-name="P12">for (i = 0; i &lt; liste.length - 1; i++) {</text:p>
      <text:p text:style-name="P12"><text:s text:c="4"/>for (j = 0; j &lt; liste.length <text:span text:style-name="T3">– i</text:span> - 1; j++) {</text:p>
      <text:p text:style-name="P12"><text:s text:c="8"/>if (liste[j] &gt; liste[j+1]) {</text:p>
      <text:p text:style-name="P12"><text:s text:c="12"/>temp <text:s text:c="6"/>= liste[j];</text:p>
      <text:p text:style-name="P12"><text:s text:c="12"/>liste[j] <text:s text:c="2"/>= liste[j+1];</text:p>
      <text:p text:style-name="P12"><text:s text:c="12"/>liste[j+1] = temp;</text:p>
      <text:p text:style-name="P12"><text:s text:c="8"/>}</text:p>
      <text:p text:style-name="P12"><text:s text:c="4"/>}</text:p>
      <text:p text:style-name="P12">}</text:p>
      <text:p text:style-name="P12"/>
      <text:p text:style-name="P12"/>
      <text:p text:style-name="P13">// 4. Selection Sort</text:p>
      <text:p text:style-name="P12">for (i = 0; i &lt; liste.length - 1; i++) {</text:p>
      <text:p text:style-name="P12"><text:s text:c="4"/>for (j = i + 1; j &lt; liste.length; j++) {</text:p>
      <text:p text:style-name="P12"><text:s text:c="8"/>if (liste[j] &lt; liste[min]) {</text:p>
      <text:p text:style-name="P12"><text:s text:c="12"/>min = j;</text:p>
      <text:p text:style-name="P12"><text:s text:c="8"/>}</text:p>
      <text:p text:style-name="P12"><text:s text:c="4"/>}</text:p>
      <text:p text:style-name="P12"><text:s text:c="4"/>temp <text:s text:c="6"/>= liste[i];</text:p>
      <text:p text:style-name="P12"><text:s text:c="4"/>liste[i] <text:s text:c="2"/>= liste[min];</text:p>
      <text:p text:style-name="P12"><text:s text:c="4"/>liste[min] = temp;</text:p>
      <text:p text:style-name="P12">}</text:p>
      <text:p text:style-name="P12"/>
      <text:p text:style-name="P6"/>
      <text:p text:style-name="P6">Hinweis: wenn im Quellcode eine Verzweigung steht, z.B. if (liste[j] &lt; liste[min]) { min = j }, </text:p>
      <text:p text:style-name="P6">dann findet der Vergleich (liste[j] &lt; liste[min]) in jedem Fall statt. </text:p>
      <text:p text:style-name="P6">Die Anweisung (min = j) findet nicht jedesmal statt, sondern (geschätzt) nur jedes zweite Mal.</text:p>
      <text:p text:style-name="P6"/>
      <text:p text:style-name="P6"/>
      <text:p text:style-name="P6"/>
      <text:p text:style-name="P10"/>
      <text:p text:style-name="P10"/>
      <text:p text:style-name="P10"><draw:frame text:anchor-type="paragraph" draw:z-index="0" draw:name="Form1" draw:style-name="gr1" draw:text-style-name="P19" svg:width="1.795cm" svg:height="0.63cm" svg:x="15.196cm" svg:y="0.196cm"><draw:image xlink:href="Pictures/10000000000000580000001F84D8045FF773DCF2.png" xlink:type="simple" xlink:show="embed" xlink:actuate="onLoad" draw:mime-type="image/png"><text:p/></draw:image></draw:frame></text:p>
      <text:p text:style-name="P11"><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2">pothmann.de</text:span></text:a><text:span text:style-name="T12">, f</text:span><text:span text:style-name="T13">reigegeben unter </text:span><text:a xlink:type="simple" xlink:href="https://creativecommons.org/licenses/by-nc-sa/4.0/" text:style-name="Internet_20_link" text:visited-style-name="Visited_20_Internet_20_Link"><text:span text:style-name="T13">CC BY-NC-SA 4.0</text:span></text:a><text:span text:style-name="T13">, </text:span><text:span text:style-name="T14">April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40141739392">
            <table:table-cell table:style-name="Tabelle1.A1" office:value-type="string">
              <text:p text:style-name="MP1">Laufzei<text:span text:style-name="MT1">tabschätz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8-13T14:10:35.489000000</dc:date>
    <meta:editing-duration>P4DT8H14M46S</meta:editing-duration>
    <meta:editing-cycles>310</meta:editing-cycles>
    <meta:generator>LibreOffice/7.3.3.2$Windows_X86_64 LibreOffice_project/d1d0ea68f081ee2800a922cac8f79445e4603348</meta:generator>
    <meta:print-date>2020-12-02T12:36:52.801000000</meta:print-date>
    <meta:document-statistic meta:table-count="2" meta:image-count="0" meta:object-count="0" meta:page-count="2" meta:paragraph-count="68" meta:word-count="430" meta:character-count="2682" meta:non-whitespace-character-count="2110"/>
  </office:meta>
</office:document-meta>
</file>